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0000002F89826A01B5FBD0A8F.png" manifest:media-type="image/png"/>
  <manifest:file-entry manifest:full-path="Pictures/1000000100000510000002F801C41163CCC64162.png" manifest:media-type="image/png"/>
  <manifest:file-entry manifest:full-path="Pictures/1000000100000510000002F84AA4E6FD300B2125.png" manifest:media-type="image/png"/>
  <manifest:file-entry manifest:full-path="Pictures/1000000100000443000002F162651BA5A8F6923E.png" manifest:media-type="image/png"/>
  <manifest:file-entry manifest:full-path="Pictures/10000001000004340000025762638019677E7ED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1" text:anchor-type="char" svg:x="0.238cm" svg:y="-1.349cm" svg:width="17cm" svg:height="9.463cm" draw:z-index="0"><draw:image xlink:href="Pictures/10000001000004340000025762638019677E7ED2.png" xlink:type="simple" xlink:show="embed" xlink:actuate="onLoad" draw:mime-type="image/png"/></draw:frame><text:s text:c="3"/></text:p>
      <text:p text:style-name="Standard"/>
      <text:p text:style-name="Standard"/>
      <text:p text:style-name="Standard"><draw:frame draw:style-name="fr1" draw:name="Image2" text:anchor-type="char" svg:width="17cm" svg:height="11.733cm" draw:z-index="1"><draw:image xlink:href="Pictures/1000000100000443000002F162651BA5A8F6923E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Image3" text:anchor-type="char" svg:width="17cm" svg:height="9.968cm" draw:z-index="2"><draw:image xlink:href="Pictures/1000000100000510000002F84AA4E6FD300B2125.png" xlink:type="simple" xlink:show="embed" xlink:actuate="onLoad" draw:mime-type="image/png"/></draw:frame><text:s text:c="2"/></text:p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width="17cm" svg:height="9.968cm" draw:z-index="3"><draw:image xlink:href="Pictures/1000000100000510000002F801C41163CCC64162.png" xlink:type="simple" xlink:show="embed" xlink:actuate="onLoad" draw:mime-type="image/png"/></draw:frame><text:s text:c="4"/></text:p>
      <text:p text:style-name="Standard"/>
      <text:p text:style-name="Standard"><draw:frame draw:style-name="fr1" draw:name="Image5" text:anchor-type="char" svg:width="17cm" svg:height="9.968cm" draw:z-index="4"><draw:image xlink:href="Pictures/1000000100000510000002F89826A01B5FBD0A8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03:52:44.712086742</meta:creation-date>
    <dc:date>2024-02-27T03:56:38.198056701</dc:date>
    <meta:editing-duration>PT3M53S</meta:editing-duration>
    <meta:editing-cycles>1</meta:editing-cycles>
    <meta:generator>LibreOffice/7.3.7.2$Linux_X86_64 LibreOffice_project/30$Build-2</meta:generator>
    <meta:document-statistic meta:table-count="0" meta:image-count="5" meta:object-count="0" meta:page-count="3" meta:paragraph-count="4" meta:word-count="0" meta:character-count="10" meta:non-whitespace-character-count="0"/>
  </office:meta>
</office:document-meta>
</file>